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3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2" draw:text-style-name="P1" draw:layer="layout" svg:width="1cm" svg:height="1.1cm" svg:x="15.1cm" svg:y="4.1cm">
          <draw:text-box>
            <text:p><text:span text:style-name="T1">i</text:span></text:p>
          </draw:text-box>
        </draw:frame>
        <draw:frame draw:style-name="gr3" draw:text-style-name="P2" draw:layer="layout" svg:width="15.089cm" svg:height="8.487cm" svg:x="0.111cm" svg:y="0.91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tokai </meta:initial-creator>
    <meta:creation-date>2015-03-03T15:40:53</meta:creation-date>
    <dc:date>2023-11-25T16:15:29.851685105</dc:date>
    <meta:editing-duration>PT4M4S</meta:editing-duration>
    <meta:editing-cycles>24</meta:editing-cycles>
    <meta:generator>LibreOffice/7.3.7.2$Linux_X86_64 LibreOffice_project/3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09cm" svg:height="8.488cm" xlink:href="." xlink:type="simple" chart:class="chart:scatter" chart:style-name="ch1">
        <chart:plot-area chart:style-name="ch2" chart:data-source-has-labels="both" svg:x="0.301cm" svg:y="0.169cm" svg:width="14.488cm" svg:height="8.15cm">
          <chart:coordinate-region svg:x="0.843cm" svg:y="0.368cm" svg:width="13.852cm" svg:height="7.752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.44929359829471E-016">
                <text:p>2.44929359829471E-0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4.89858719658941E-016">
                <text:p>-4.89858719658941E-0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.34788079488412E-016">
                <text:p>7.34788079488412E-0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9.79717439317883E-016">
                <text:p>-9.79717439317883E-0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.22464679914735E-015">
                <text:p>1.22464679914735E-0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